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3b9" officeooo:paragraph-rsid="000c03b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7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s as the meeting place of the house of commons and the house of lords</text:p>
      <text:p text:style-name="P1">lies at the north bank of the thames in westminster in central london</text:p>
      <text:p text:style-name="P1">in 1834 a big part was destroyed by a fire</text:p>
      <text:p text:style-name="P1">it was constructed in the 11<text:span text:style-name="T1">th</text:span> century</text:p>
      <text:p text:style-name="P1">the elizabeth tower (the big clock tower) houses the big ben (the main bell)</text:p>
      <text:p text:style-name="P1">it was build in 1859 and is the largest and most accurate four-faced striking clock in the world</text:p>
      <text:p text:style-name="P1">the tower has a height of 96m and a square base with 12m length on each side</text:p>
      <text:p text:style-name="P1">all four nations are represented on the tower in shields</text:p>
      <text:p text:style-name="P1">the bell weights 13.<text:span text:style-name="T3">7</text:span> 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00:16.220401372</meta:creation-date>
    <dc:date>2021-04-27T12:12:25.647278067</dc:date>
    <meta:editing-duration>PT1M59S</meta:editing-duration>
    <meta:editing-cycles>1</meta:editing-cycles>
    <meta:document-statistic meta:table-count="0" meta:image-count="0" meta:object-count="0" meta:page-count="1" meta:paragraph-count="9" meta:word-count="109" meta:character-count="553" meta:non-whitespace-character-count="453"/>
    <meta:generator>LibreOffice/7.0.3.1$Linux_X86_64 LibreOffice_project/00$Build-1</meta:generator>
  </office:meta>
</office:document-meta>
</file>